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973" officeooo:paragraph-rsid="00169973"/>
    </style:style>
    <style:style style:name="T1" style:family="text">
      <style:text-properties officeooo:rsid="000ef459"/>
    </style:style>
    <style:style style:name="T2" style:family="text">
      <style:text-properties officeooo:rsid="000fdf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pplication is developped for the developping application course of the Cergy-Pontoise University teached by Dimitrios Kotzinos and Emmanouil Katsomallos. It is made for the project of this course and it also take part of the global project witch regroup all the project of the semester. For this project we choose to made a password manager witch use face recognition named Face Key. To do this we need a lot of picture of our users to teach our model. To make this process more userfreindly we decide to made a android application witch take picture of a user and save it on our database to train our model. So the application will first propose to the user to login, second it will propose him to choose if he want to take picture or look the picture he took. And when the user take picture, it automaticaly save it on our datab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1:54:47.119241020</meta:creation-date>
    <dc:date>2018-01-07T22:23:57.285734727</dc:date>
    <meta:editing-duration>PT18M58S</meta:editing-duration>
    <meta:editing-cycles>8</meta:editing-cycles>
    <meta:generator>LibreOffice/5.1.6.2$Linux_X86_64 LibreOffice_project/10m0$Build-2</meta:generator>
    <meta:document-statistic meta:table-count="0" meta:image-count="0" meta:object-count="0" meta:page-count="1" meta:paragraph-count="1" meta:word-count="151" meta:character-count="841" meta:non-whitespace-character-count="690"/>
  </office:meta>
</office:document-meta>
</file>